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df80" officeooo:paragraph-rsid="000cdf80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ede10" officeooo:paragraph-rsid="000ede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ede10" officeooo:paragraph-rsid="000ede1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f6096" officeooo:paragraph-rsid="000f6096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0pt" officeooo:rsid="000cdf80" officeooo:paragraph-rsid="000cdf80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fo:font-weight="normal" officeooo:rsid="000ede10" officeooo:paragraph-rsid="000ede10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pt" fo:font-weight="normal" officeooo:rsid="000ede10" officeooo:paragraph-rsid="000f6096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weight="normal" officeooo:rsid="000f6096" officeooo:paragraph-rsid="000f6096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48pt" fo:font-weight="bold" officeooo:rsid="000cdf80" officeooo:paragraph-rsid="000cdf80" style:font-size-asian="48pt" style:font-weight-asian="bold" style:font-size-complex="4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48pt" fo:font-weight="bold" officeooo:rsid="000ede10" officeooo:paragraph-rsid="000ede10" style:font-size-asian="48pt" style:font-weight-asian="bold" style:font-size-complex="4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48pt" fo:font-weight="bold" officeooo:rsid="000f6096" officeooo:paragraph-rsid="000f6096" style:font-size-asian="48pt" style:font-weight-asian="bold" style:font-size-complex="4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0pt" fo:font-weight="normal" officeooo:rsid="00123af2" officeooo:paragraph-rsid="00123af2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pt" fo:font-weight="normal" officeooo:rsid="000ede10" officeooo:paragraph-rsid="000ede10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pt" fo:font-weight="normal" officeooo:rsid="00136f07" officeooo:paragraph-rsid="00136f07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0pt" fo:font-weight="normal" officeooo:rsid="000f6096" officeooo:paragraph-rsid="000f6096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pt" fo:font-weight="normal" officeooo:rsid="00123af2" officeooo:paragraph-rsid="00123af2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0pt" fo:font-weight="normal" officeooo:rsid="000cdf80" officeooo:paragraph-rsid="000cdf80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0pt" fo:font-weight="normal" officeooo:rsid="000ede10" officeooo:paragraph-rsid="000ede10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pt" fo:font-weight="normal" officeooo:rsid="000f6096" officeooo:paragraph-rsid="000f6096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0pt" fo:font-weight="bold" officeooo:rsid="00123af2" officeooo:paragraph-rsid="00123af2" style:font-size-asian="8.75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0pt" fo:font-weight="bold" officeooo:rsid="00136f07" officeooo:paragraph-rsid="00136f07" style:font-size-asian="8.75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0pt" fo:font-weight="bold" officeooo:rsid="00123af2" officeooo:paragraph-rsid="00123af2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0pt" fo:font-weight="bold" officeooo:rsid="000ede10" officeooo:paragraph-rsid="000ede10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0pt" fo:font-weight="bold" officeooo:rsid="000ede10" officeooo:paragraph-rsid="000f6096" style:font-size-asian="10pt" style:font-weight-asian="bold" style:font-size-complex="10pt" style:font-weight-complex="bold"/>
    </style:style>
    <style:style style:name="P25" style:family="paragraph" style:parent-style-name="Standard">
      <style:text-properties fo:font-size="10pt" fo:font-weight="bold" officeooo:rsid="000cdf80" officeooo:paragraph-rsid="000cdf80" style:font-size-asian="10pt" style:font-weight-asian="bold" style:font-size-complex="10pt" style:font-weight-complex="bold"/>
    </style:style>
    <style:style style:name="P26" style:family="paragraph" style:parent-style-name="Standard">
      <style:text-properties fo:font-size="10pt" officeooo:rsid="000cdf80" officeooo:paragraph-rsid="000cdf80" style:font-size-asian="10pt" style:font-size-complex="10pt"/>
    </style:style>
    <style:style style:name="P27" style:family="paragraph" style:parent-style-name="Standard">
      <style:text-properties fo:font-size="10pt" officeooo:rsid="000ede10" officeooo:paragraph-rsid="000ede10" style:font-size-asian="10pt" style:font-size-complex="10pt"/>
    </style:style>
    <style:style style:name="P28" style:family="paragraph" style:parent-style-name="Standard">
      <style:paragraph-properties fo:text-align="center" style:justify-single-word="false"/>
      <style:text-properties officeooo:rsid="000cdf80" officeooo:paragraph-rsid="000cdf80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8.75pt" style:font-weight-asian="normal" style:font-size-complex="10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_calls_e</text:p>
      <text:p text:style-name="P22">C Code:</text:p>
      <text:p text:style-name="P16">extern int a[];</text:p>
      <text:p text:style-name="P16">int e(int i);</text:p>
      <text:p text:style-name="P16"/>
      <text:p text:style-name="P16">int f(int i) {</text:p>
      <text:p text:style-name="P16"><text:s text:c="2"/>return e(i);</text:p>
      <text:p text:style-name="P16">}</text:p>
      <text:p text:style-name="P16"/>
      <text:p text:style-name="P16"/>
      <text:p text:style-name="P22">Machine Code:</text:p>
      <text:p text:style-name="P5">0000000000000690 &lt;f&gt;:</text:p>
      <text:p text:style-name="P1"><text:span text:style-name="T2"><text:s/>690:<text:tab/>e9 db fe ff ff <text:s text:c="6"/><text:tab/>jmpq <text:s text:c="2"/>570 &lt;</text:span><text:a xlink:type="simple" xlink:href="mailto:e@plt" text:style-name="Internet_20_link" text:visited-style-name="Visited_20_Internet_20_Link"><text:span text:style-name="T2">e@plt</text:span></text:a><text:span text:style-name="T2">&gt;</text:span></text:p>
      <text:p text:style-name="P5"/>
      <text:p text:style-name="P5"/>
      <text:p text:style-name="P5"><text:span text:style-name="T4">Expected Output:</text:span></text:p>
      <text:p text:style-name="P5">f</text:p>
      <text:p text:style-name="P5"><text:s text:c="2"/>(e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8"><text:soft-page-break/><text:span text:style-name="T1">f_calls_g_uses_a</text:span></text:p>
      <text:p text:style-name="P22">C Code:</text:p>
      <text:p text:style-name="P16">extern int a[];</text:p>
      <text:p text:style-name="P16"/>
      <text:p text:style-name="P16">__attribute((__noinline__)) int g(int i)</text:p>
      <text:p text:style-name="P16">{</text:p>
      <text:p text:style-name="P16"><text:s text:c="2"/>return a[i];</text:p>
      <text:p text:style-name="P16">}</text:p>
      <text:p text:style-name="P16"/>
      <text:p text:style-name="P16">int f(int i) {</text:p>
      <text:p text:style-name="P16"><text:s text:c="2"/>return g(i);</text:p>
      <text:p text:style-name="P16">}</text:p>
      <text:p text:style-name="P16"/>
      <text:p text:style-name="P16"/>
      <text:p text:style-name="P22">Machine Code:</text:p>
      <text:p text:style-name="P5">00000000000006c0 &lt;g&gt;:</text:p>
      <text:p text:style-name="P5"><text:s/>6c0:<text:tab/>55 <text:s text:c="18"/><text:tab/><text:tab/>push <text:s text:c="2"/>%rbp</text:p>
      <text:p text:style-name="P5"><text:s/>6c1:<text:tab/>48 89 e5 <text:s text:c="12"/><text:tab/><text:tab/>mov <text:s text:c="3"/>%rsp,%rbp</text:p>
      <text:p text:style-name="P5"><text:s/>6c4:<text:tab/>89 7d fc <text:s text:c="12"/><text:tab/><text:tab/>mov <text:s text:c="3"/>%edi,-0x4(%rbp)</text:p>
      <text:p text:style-name="P5"><text:s/>6c7:<text:tab/>48 8b 05 12 09 20 00 <text:tab/>mov <text:s text:c="3"/>0x200912(%rip),%rax <text:s text:c="7"/># 200fe0 &lt;_DYNAMIC+0x1d0&gt;</text:p>
      <text:p text:style-name="P5"><text:s/>6ce:<text:tab/>8b 55 fc <text:s text:c="12"/><text:tab/><text:tab/>mov <text:s text:c="3"/>-0x4(%rbp),%edx</text:p>
      <text:p text:style-name="P5"><text:s/>6d1:<text:tab/>48 63 d2 <text:s text:c="12"/><text:tab/><text:tab/>movslq %edx,%rdx</text:p>
      <text:p text:style-name="P5"><text:s/>6d4:<text:tab/>8b 04 90 <text:s text:c="12"/><text:tab/><text:tab/>mov <text:s text:c="3"/>(%rax,%rdx,4),%eax</text:p>
      <text:p text:style-name="P5"><text:s/>6d7:<text:tab/>5d <text:s text:c="17"/><text:tab/> <text:tab/>pop <text:s text:c="3"/>%rbp</text:p>
      <text:p text:style-name="P5"><text:s/>6d8:<text:tab/>c3 <text:s text:c="18"/><text:tab/><text:tab/>retq <text:s text:c="2"/></text:p>
      <text:p text:style-name="P5"/>
      <text:p text:style-name="P5">00000000000006d9 &lt;f&gt;:</text:p>
      <text:p text:style-name="P5"><text:s/>6d9:<text:tab/>55 <text:s text:c="18"/><text:tab/><text:tab/>push <text:s text:c="2"/>%rbp</text:p>
      <text:p text:style-name="P5"><text:s/>6da:<text:tab/>48 89 e5 <text:s text:c="12"/><text:tab/><text:tab/>mov <text:s text:c="3"/>%rsp,%rbp</text:p>
      <text:p text:style-name="P5"><text:s/>6dd:<text:tab/>48 83 ec 10 <text:s text:c="9"/><text:tab/>sub <text:s text:c="3"/>$0x10,%rsp</text:p>
      <text:p text:style-name="P5"><text:s/>6e1:<text:tab/>89 7d fc <text:s text:c="12"/><text:tab/><text:tab/>mov <text:s text:c="3"/>%edi,-0x4(%rbp)</text:p>
      <text:p text:style-name="P5"><text:s/>6e4:<text:tab/>8b 45 fc <text:s text:c="12"/><text:tab/><text:tab/>mov <text:s text:c="3"/>-0x4(%rbp),%eax</text:p>
      <text:p text:style-name="P5"><text:s/>6e7:<text:tab/>89 c7 <text:s text:c="15"/><text:tab/><text:tab/>mov <text:s text:c="3"/>%eax,%edi</text:p>
      <text:p text:style-name="P5"><text:s/>6e9:<text:tab/>e8 b2 fe ff ff <text:s text:c="4"/><text:tab/> <text:s/><text:tab/>callq <text:s/>5a0 &lt;g@plt&gt;</text:p>
      <text:p text:style-name="P5"><text:s/>6ee:<text:tab/>c9 <text:s text:c="18"/><text:tab/><text:tab/>leaveq </text:p>
      <text:p text:style-name="P5"><text:s/>6ef:<text:tab/>c3 <text:s text:c="18"/><text:tab/><text:tab/>retq <text:s/></text:p>
      <text:p text:style-name="P5"/>
      <text:p text:style-name="P5"/>
      <text:p text:style-name="P5"/>
      <text:p text:style-name="P25">Expected Output:</text:p>
      <text:p text:style-name="P27">f</text:p>
      <text:p text:style-name="P27"><text:s text:c="2"/>(g)</text:p>
      <text:p text:style-name="P27">g</text:p>
      <text:p text:style-name="P27"><text:s text:c="2"/>a</text:p>
      <text:p text:style-name="P1"/>
      <text:p text:style-name="P1"/>
      <text:p text:style-name="P1"/>
      <text:p text:style-name="P1"/>
      <text:p text:style-name="P1"/>
      <text:p text:style-name="P28"/>
      <text:p text:style-name="P28"><text:soft-page-break/><text:span text:style-name="T1">fg_use_ab</text:span></text:p>
      <text:p text:style-name="P22">C Code:</text:p>
      <text:p text:style-name="P16">extern int a[];</text:p>
      <text:p text:style-name="P16">int b[] = {1, 2, 3};</text:p>
      <text:p text:style-name="P16"/>
      <text:p text:style-name="P16">int f(int i) {</text:p>
      <text:p text:style-name="P16"><text:s text:c="2"/>return a[b[i]];</text:p>
      <text:p text:style-name="P16">}</text:p>
      <text:p text:style-name="P16"/>
      <text:p text:style-name="P16">int g(int i) {</text:p>
      <text:p text:style-name="P16"><text:s text:c="2"/>return b[a[i]];</text:p>
      <text:p text:style-name="P16">}</text:p>
      <text:p text:style-name="P16"/>
      <text:p text:style-name="P16"/>
      <text:p text:style-name="P22">Machine Code:</text:p>
      <text:p text:style-name="P17">00000000000006e0 &lt;f&gt;:</text:p>
      <text:p text:style-name="P17"><text:s/>6e0:<text:tab/>55 <text:s text:c="18"/><text:tab/><text:tab/>push <text:s text:c="2"/>%rbp</text:p>
      <text:p text:style-name="P17"><text:s/>6e1:<text:tab/>48 89 e5 <text:s text:c="12"/><text:tab/><text:tab/>mov <text:s text:c="3"/>%rsp,%rbp</text:p>
      <text:p text:style-name="P17"><text:s/>6e4:<text:tab/>89 7d fc <text:s text:c="12"/><text:tab/><text:tab/>mov <text:s text:c="3"/>%edi,-0x4(%rbp)</text:p>
      <text:p text:style-name="P17"><text:s/>6e7:<text:tab/>48 8b 05 e2 08 20 00 <text:tab/>mov <text:s text:c="3"/>0x2008e2(%rip),%rax <text:s text:c="7"/># 200fd0 &lt;_DYNAMIC+0x198&gt;</text:p>
      <text:p text:style-name="P17"><text:s/>6ee:<text:tab/>8b 55 fc <text:s text:c="12"/><text:tab/><text:tab/>mov <text:s text:c="3"/>-0x4(%rbp),%edx</text:p>
      <text:p text:style-name="P17"><text:s/>6f1:<text:tab/>48 63 d2 <text:s text:c="12"/><text:tab/><text:tab/>movslq %edx,%rdx</text:p>
      <text:p text:style-name="P17"><text:s/>6f4:<text:tab/>8b 14 90 <text:s text:c="12"/><text:tab/><text:tab/>mov <text:s text:c="3"/>(%rax,%rdx,4),%edx</text:p>
      <text:p text:style-name="P17"><text:s/>6f7:<text:tab/>48 8b 05 e2 08 20 00 <text:tab/>mov <text:s text:c="3"/>0x2008e2(%rip),%rax <text:s text:c="7"/># 200fe0 &lt;_DYNAMIC+0x1a8&gt;</text:p>
      <text:p text:style-name="P17"><text:s/>6fe:<text:tab/>48 63 d2 <text:s text:c="12"/><text:tab/><text:tab/>movslq %edx,%rdx</text:p>
      <text:p text:style-name="P17"><text:s/>701:<text:tab/>8b 04 90 <text:s text:c="12"/><text:tab/><text:tab/>mov <text:s text:c="3"/>(%rax,%rdx,4),%eax</text:p>
      <text:p text:style-name="P17"><text:s/>704:<text:tab/>5d <text:s text:c="18"/><text:tab/><text:tab/>pop <text:s text:c="3"/>%rbp</text:p>
      <text:p text:style-name="P17"><text:s/>705:<text:tab/>c3 <text:s text:c="18"/><text:tab/><text:tab/>retq <text:s text:c="2"/></text:p>
      <text:p text:style-name="P17"/>
      <text:p text:style-name="P17">0000000000000706 &lt;g&gt;:</text:p>
      <text:p text:style-name="P17"><text:s/>706:<text:tab/>55 <text:s text:c="18"/><text:tab/><text:tab/>push <text:s text:c="2"/>%rbp</text:p>
      <text:p text:style-name="P17"><text:s/>707:<text:tab/>48 89 e5 <text:s text:c="12"/><text:tab/><text:tab/>mov <text:s text:c="3"/>%rsp,%rbp</text:p>
      <text:p text:style-name="P17"><text:s/>70a:<text:tab/>89 7d fc <text:s text:c="12"/><text:tab/><text:tab/>mov <text:s text:c="3"/>%edi,-0x4(%rbp)</text:p>
      <text:p text:style-name="P17"><text:s/>70d:<text:tab/>48 8b 05 cc 08 20 00 <text:tab/>mov <text:s text:c="3"/>0x2008cc(%rip),%rax <text:s text:c="7"/># 200fe0 &lt;_DYNAMIC+0x1a8&gt;</text:p>
      <text:p text:style-name="P17"><text:s/>714:<text:tab/>8b 55 fc <text:s text:c="12"/><text:tab/><text:tab/>mov <text:s text:c="3"/>-0x4(%rbp),%edx</text:p>
      <text:p text:style-name="P17"><text:s/>717:<text:tab/>48 63 d2 <text:s text:c="12"/><text:tab/><text:tab/>movslq %edx,%rdx</text:p>
      <text:p text:style-name="P17"><text:s/>71a:<text:tab/>8b 14 90 <text:s text:c="12"/><text:tab/><text:tab/>mov <text:s text:c="3"/>(%rax,%rdx,4),%edx</text:p>
      <text:p text:style-name="P17"><text:s/>71d:<text:tab/>48 8b 05 ac 08 20 00 <text:tab/>mov <text:s text:c="3"/>0x2008ac(%rip),%rax <text:s text:c="7"/># 200fd0 &lt;_DYNAMIC+0x198&gt;</text:p>
      <text:p text:style-name="P17"><text:s/>724:<text:tab/>48 63 d2 <text:s text:c="12"/><text:tab/><text:tab/>movslq %edx,%rdx</text:p>
      <text:p text:style-name="P17"><text:s/>727:<text:tab/>8b 04 90 <text:s text:c="10"/><text:tab/> <text:s/><text:tab/>mov <text:s text:c="3"/>(%rax,%rdx,4),%eax</text:p>
      <text:p text:style-name="P17"><text:s/>72a:<text:tab/>5d <text:s text:c="18"/><text:tab/><text:tab/>pop <text:s text:c="3"/>%rbp</text:p>
      <text:p text:style-name="P17"><text:s/>72b:<text:tab/>c3 <text:s text:c="18"/><text:tab/><text:tab/>retq </text:p>
      <text:p text:style-name="P17"/>
      <text:p text:style-name="P17"/>
      <text:p text:style-name="P23">Expected Output:</text:p>
      <text:p text:style-name="P18">f</text:p>
      <text:p text:style-name="P18"><text:s text:c="2"/>b</text:p>
      <text:p text:style-name="P18"><text:s text:c="2"/>a</text:p>
      <text:p text:style-name="P18">g</text:p>
      <text:p text:style-name="P18"><text:s text:c="2"/>a</text:p>
      <text:p text:style-name="P18"><text:s text:c="2"/>b</text:p>
      <text:p text:style-name="P2"/>
      <text:p text:style-name="P2"/>
      <text:p text:style-name="P2"/>
      <text:p text:style-name="P10"><text:soft-page-break/>f_uses_a_calls_e</text:p>
      <text:p text:style-name="P20">C Code:</text:p>
      <text:p text:style-name="P12">extern int a[];</text:p>
      <text:p text:style-name="P12">int e(int i);</text:p>
      <text:p text:style-name="P12"/>
      <text:p text:style-name="P12">int f(int i) {</text:p>
      <text:p text:style-name="P12"><text:s text:c="2"/>return e(a[i]);</text:p>
      <text:p text:style-name="P12">}</text:p>
      <text:p text:style-name="P12"/>
      <text:p text:style-name="P12"/>
      <text:p text:style-name="P20">Machine Code:</text:p>
      <text:p text:style-name="P6">00000000000006c0 &lt;f&gt;:</text:p>
      <text:p text:style-name="P6"><text:s/>6c0:<text:tab/>48 8b 05 19 09 20 00 <text:tab/>mov <text:s text:c="3"/>0x200919(%rip),%rax <text:s text:c="7"/># 200fe0 &lt;_DYNAMIC+0x1d0&gt;</text:p>
      <text:p text:style-name="P6"><text:s/>6c7:<text:tab/>48 63 ff <text:s text:c="12"/><text:tab/><text:tab/>movslq %edi,%rdi</text:p>
      <text:p text:style-name="P6"><text:s/>6ca:<text:tab/>8b 3c b8 <text:s text:c="12"/><text:tab/><text:tab/>mov <text:s text:c="3"/>(%rax,%rdi,4),%edi</text:p>
      <text:p text:style-name="P6"><text:s/>6cd:<text:tab/>e9 ce fe ff ff <text:s text:c="6"/><text:tab/><text:tab/>jmpq <text:s text:c="2"/>5a0 &lt;<text:a xlink:type="simple" xlink:href="mailto:e@plt" text:style-name="Internet_20_link" text:visited-style-name="Visited_20_Internet_20_Link">e@plt</text:a>&gt;</text:p>
      <text:p text:style-name="P6"/>
      <text:p text:style-name="P6"/>
      <text:p text:style-name="P23">Expected Output:</text:p>
      <text:p text:style-name="P18">f</text:p>
      <text:p text:style-name="P18"><text:s text:c="2"/>a</text:p>
      <text:p text:style-name="P18"><text:s text:c="2"/>(e)</text:p>
      <text:p text:style-name="P1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f_uses_a_g_uses_b</text:p>
      <text:p text:style-name="P20">C Code:</text:p>
      <text:p text:style-name="P12">extern int a[];</text:p>
      <text:p text:style-name="P12">int b[] = {1, 2, 3};</text:p>
      <text:p text:style-name="P12"/>
      <text:p text:style-name="P12">int f(int i) {</text:p>
      <text:p text:style-name="P12"><text:s text:c="2"/>return a[i];</text:p>
      <text:p text:style-name="P12">}</text:p>
      <text:p text:style-name="P12"/>
      <text:p text:style-name="P12">int g(int i) {</text:p>
      <text:p text:style-name="P12"><text:s text:c="2"/>b[i] = i;</text:p>
      <text:p text:style-name="P12"><text:s text:c="2"/>return i;</text:p>
      <text:p text:style-name="P12">}</text:p>
      <text:p text:style-name="P12"/>
      <text:p text:style-name="P12"/>
      <text:p text:style-name="P20">Machine Code:</text:p>
      <text:p text:style-name="P6">00000000000006e0 &lt;f&gt;:</text:p>
      <text:p text:style-name="P6"><text:s/>6e0:<text:tab/>48 8b 05 f9 08 20 00 <text:tab/>mov <text:s text:c="3"/>0x2008f9(%rip),%rax <text:s text:c="7"/># 200fe0 &lt;_DYNAMIC+0x1a8&gt;</text:p>
      <text:p text:style-name="P6"><text:s/>6e7:<text:tab/>48 63 ff <text:s text:c="12"/><text:tab/><text:tab/>movslq %edi,%rdi</text:p>
      <text:p text:style-name="P6"><text:s/>6ea:<text:tab/>8b 04 b8 <text:s text:c="12"/><text:tab/><text:tab/>mov <text:s text:c="3"/>(%rax,%rdi,4),%eax</text:p>
      <text:p text:style-name="P6"><text:s/>6ed:<text:tab/>c3 <text:s text:c="18"/><text:tab/><text:tab/>retq <text:s text:c="2"/></text:p>
      <text:p text:style-name="P6"><text:s/>6ee:<text:tab/>66 90 <text:s text:c="15"/><text:tab/><text:tab/>xchg <text:s text:c="2"/>%ax,%ax</text:p>
      <text:p text:style-name="P6"/>
      <text:p text:style-name="P6">00000000000006f0 &lt;g&gt;:</text:p>
      <text:p text:style-name="P6"><text:s/>6f0:<text:tab/>48 8b 15 d9 08 20 00 <text:tab/>mov <text:s text:c="3"/>0x2008d9(%rip),%rdx <text:s text:c="7"/># 200fd0 &lt;_DYNAMIC+0x198&gt;</text:p>
      <text:p text:style-name="P6"><text:s/>6f7:<text:tab/>48 63 cf <text:s text:c="12"/><text:tab/><text:tab/>movslq %edi,%rcx</text:p>
      <text:p text:style-name="P6"><text:s/>6fa:<text:tab/>48 89 c8 <text:s text:c="12"/><text:tab/><text:tab/>mov <text:s text:c="3"/>%rcx,%rax</text:p>
      <text:p text:style-name="P6"><text:s/>6fd:<text:tab/>89 0c 8a <text:s text:c="12"/><text:tab/><text:tab/>mov <text:s text:c="3"/>%ecx,(%rdx,%rcx,4)</text:p>
      <text:p text:style-name="P6"><text:s/>700:<text:tab/>c3 <text:s text:c="18"/><text:tab/><text:tab/>retq</text:p>
      <text:p text:style-name="P6"/>
      <text:p text:style-name="P6"/>
      <text:p text:style-name="P23">Expected Output:</text:p>
      <text:p text:style-name="P18">f</text:p>
      <text:p text:style-name="P18"><text:s text:c="2"/>a</text:p>
      <text:p text:style-name="P18">g</text:p>
      <text:p text:style-name="P18"><text:s text:c="2"/>b</text:p>
      <text:p text:style-name="P1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f_uses_a</text:p>
      <text:p text:style-name="P21">C Code:</text:p>
      <text:p text:style-name="P14">extern int a[];</text:p>
      <text:p text:style-name="P14"/>
      <text:p text:style-name="P14">int f(int i) {</text:p>
      <text:p text:style-name="P14"><text:s text:c="2"/>return a[i];</text:p>
      <text:p text:style-name="P14">}</text:p>
      <text:p text:style-name="P14"/>
      <text:p text:style-name="P21">Machine Code:</text:p>
      <text:p text:style-name="P6">0000000000000680 &lt;f&gt;:</text:p>
      <text:p text:style-name="P6"><text:s/>680:<text:tab/>55 <text:s text:c="18"/><text:tab/><text:tab/>push <text:s text:c="2"/>%rbp</text:p>
      <text:p text:style-name="P6"><text:s/>681:<text:tab/>48 89 e5 <text:s text:c="12"/><text:tab/><text:tab/>mov <text:s text:c="3"/>%rsp,%rbp</text:p>
      <text:p text:style-name="P6"><text:s/>684:<text:tab/>89 7d fc <text:s text:c="12"/><text:tab/><text:tab/>mov <text:s text:c="3"/>%edi,-0x4(%rbp)</text:p>
      <text:p text:style-name="P6"><text:s/>687:<text:tab/>48 8b 05 52 09 20 00 <text:tab/>mov <text:s text:c="3"/>0x200952(%rip),%rax <text:s text:c="7"/># 200fe0 &lt;_DYNAMIC+0x1a0&gt;</text:p>
      <text:p text:style-name="P6"><text:s/>68e:<text:tab/>8b 55 fc <text:s text:c="11"/><text:tab/> <text:tab/>mov <text:s text:c="3"/>-0x4(%rbp),%edx</text:p>
      <text:p text:style-name="P6"><text:s/>691:<text:tab/>48 63 d2 <text:s text:c="12"/><text:tab/><text:tab/>movslq %edx,%rdx</text:p>
      <text:p text:style-name="P6"><text:s/>694:<text:tab/>8b 04 90 <text:s text:c="12"/><text:tab/><text:tab/>mov <text:s text:c="3"/>(%rax,%rdx,4),%eax</text:p>
      <text:p text:style-name="P6"><text:s/>697:<text:tab/>5d <text:s text:c="18"/><text:tab/><text:tab/>pop <text:s text:c="3"/>%rbp</text:p>
      <text:p text:style-name="P6"><text:s/>698:<text:tab/>c3 <text:s text:c="18"/><text:tab/><text:tab/>retq </text:p>
      <text:p text:style-name="P6"/>
      <text:p text:style-name="P6"/>
      <text:p text:style-name="P23">Expected Output:</text:p>
      <text:p text:style-name="P18">f</text:p>
      <text:p text:style-name="P18"><text:s text:c="2"/>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f_uses_a_via_e</text:p>
      <text:p text:style-name="P21">C Code:</text:p>
      <text:p text:style-name="P21"><text:span text:style-name="T5">extern int a[];</text:span></text:p>
      <text:p text:style-name="P21"><text:span text:style-name="T5"/></text:p>
      <text:p text:style-name="P21"><text:span text:style-name="T5">__attribute((__noinline__)) static int e(int i)</text:span></text:p>
      <text:p text:style-name="P21"><text:span text:style-name="T5">{</text:span></text:p>
      <text:p text:style-name="P21"><text:span text:style-name="T5"><text:s text:c="2"/>return a[i];</text:span></text:p>
      <text:p text:style-name="P21"><text:span text:style-name="T5">}</text:span></text:p>
      <text:p text:style-name="P21"><text:span text:style-name="T5"/></text:p>
      <text:p text:style-name="P21"><text:span text:style-name="T5">int f(int i) {</text:span></text:p>
      <text:p text:style-name="P21"><text:span text:style-name="T5"><text:s text:c="2"/>return e(i);</text:span></text:p>
      <text:p text:style-name="P21"><text:span text:style-name="T5">}</text:span></text:p>
      <text:p text:style-name="P21"><text:span text:style-name="T5"/></text:p>
      <text:p text:style-name="P21"><text:span text:style-name="T5"/></text:p>
      <text:p text:style-name="P21">Machine Code:</text:p>
      <text:p text:style-name="P8">0000000000000680 &lt;e&gt;:</text:p>
      <text:p text:style-name="P8"><text:s/>680:<text:tab/>48 8b 05 59 09 20 00 <text:tab/>mov <text:s text:c="3"/>0x200959(%rip),%rax <text:s text:c="7"/># 200fe0 &lt;_DYNAMIC+0x1a0&gt;</text:p>
      <text:p text:style-name="P8"><text:s/>687:<text:tab/>48 63 ff <text:s text:c="12"/><text:tab/><text:tab/>movslq %edi,%rdi</text:p>
      <text:p text:style-name="P8"><text:s/>68a:<text:tab/>8b 04 b8 <text:s text:c="12"/><text:tab/><text:tab/>mov <text:s text:c="3"/>(%rax,%rdi,4),%eax</text:p>
      <text:p text:style-name="P8"><text:s/>68d:<text:tab/>c3 <text:s text:c="18"/><text:tab/><text:tab/>retq <text:s text:c="2"/></text:p>
      <text:p text:style-name="P8"><text:s/>68e:<text:tab/>66 90 <text:s text:c="15"/><text:tab/><text:tab/>xchg <text:s text:c="2"/>%ax,%ax</text:p>
      <text:p text:style-name="P8"/>
      <text:p text:style-name="P8">0000000000000690 &lt;f&gt;:</text:p>
      <text:p text:style-name="P8"><text:s/>690:<text:tab/>eb ee <text:s text:c="15"/><text:tab/><text:tab/>jmp <text:s text:c="3"/>680 &lt;e&gt;</text:p>
      <text:p text:style-name="P6"/>
      <text:p text:style-name="P18"/>
      <text:p text:style-name="P23">Expected Output:</text:p>
      <text:p text:style-name="P19">f</text:p>
      <text:p text:style-name="P19"><text:s text:c="2"/>a</text:p>
      <text:p text:style-name="P19"/>
      <text:p text:style-name="P1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oft-page-break/>many_uses</text:p>
      <text:p text:style-name="P21">C Code:</text:p>
      <text:p text:style-name="P14">extern int a[];</text:p>
      <text:p text:style-name="P14">int b[] = {1, 2, 3};</text:p>
      <text:p text:style-name="P14">int c, d;</text:p>
      <text:p text:style-name="P14"/>
      <text:p text:style-name="P14">int e(int i);</text:p>
      <text:p text:style-name="P14"/>
      <text:p text:style-name="P14">int f(int i) {</text:p>
      <text:p text:style-name="P14"><text:s text:c="2"/>return e(a[b[i]]);</text:p>
      <text:p text:style-name="P14">}</text:p>
      <text:p text:style-name="P14"/>
      <text:p text:style-name="P14">int g(int i) {</text:p>
      <text:p text:style-name="P14"><text:s text:c="2"/>c = i;</text:p>
      <text:p text:style-name="P14"><text:s text:c="2"/>return b[d];</text:p>
      <text:p text:style-name="P14">}</text:p>
      <text:p text:style-name="P14"/>
      <text:p text:style-name="P14">__attribute((__noinline__)) static int j(int i)</text:p>
      <text:p text:style-name="P14">{</text:p>
      <text:p text:style-name="P14"><text:s text:c="2"/>return a[i];</text:p>
      <text:p text:style-name="P14">}</text:p>
      <text:p text:style-name="P14"/>
      <text:p text:style-name="P14">int h(int i) {</text:p>
      <text:p text:style-name="P14"><text:s text:c="2"/>d = i;</text:p>
      <text:p text:style-name="P14"><text:s text:c="2"/>return j(c);</text:p>
      <text:p text:style-name="P14">}</text:p>
      <text:p text:style-name="P14"/>
      <text:p text:style-name="P14">__attribute((__noinline__)) int k(int i)</text:p>
      <text:p text:style-name="P14">{</text:p>
      <text:p text:style-name="P14"><text:s text:c="2"/>return a[i];</text:p>
      <text:p text:style-name="P14">}</text:p>
      <text:p text:style-name="P14"/>
      <text:p text:style-name="P14">int m(int i) {</text:p>
      <text:p text:style-name="P14"><text:s text:c="2"/>return k(i);</text:p>
      <text:p text:style-name="P14">}</text:p>
      <text:p text:style-name="P14"/>
      <text:p text:style-name="P14"/>
      <text:p text:style-name="P21">Machine Code:</text:p>
      <text:p text:style-name="P8">0000000000000810 &lt;f&gt;:</text:p>
      <text:p text:style-name="P8"><text:s/>810:<text:tab/>55 <text:s text:c="18"/><text:tab/><text:tab/>push <text:s text:c="2"/>%rbp</text:p>
      <text:p text:style-name="P8"><text:s/>811:<text:tab/>48 89 e5 <text:s text:c="12"/><text:tab/><text:tab/>mov <text:s text:c="3"/>%rsp,%rbp</text:p>
      <text:p text:style-name="P8"><text:s/>814:<text:tab/>48 83 ec 10 <text:s text:c="9"/><text:tab/>sub <text:s text:c="3"/>$0x10,%rsp</text:p>
      <text:p text:style-name="P8"><text:s/>818:<text:tab/>89 7d fc <text:s text:c="12"/><text:tab/><text:tab/>mov <text:s text:c="3"/>%edi,-0x4(%rbp)</text:p>
      <text:p text:style-name="P8"><text:s/>81b:<text:tab/>48 8b 05 a6 07 20 00 <text:tab/>mov <text:s text:c="3"/>0x2007a6(%rip),%rax <text:s text:c="7"/># 200fc8 &lt;_DYNAMIC+0x1d0&gt;</text:p>
      <text:p text:style-name="P8"><text:s/>822:<text:tab/>8b 55 fc <text:s text:c="12"/><text:tab/><text:tab/>mov <text:s text:c="3"/>-0x4(%rbp),%edx</text:p>
      <text:p text:style-name="P8"><text:s/>825:<text:tab/>48 63 d2 <text:s text:c="12"/><text:tab/><text:tab/>movslq %edx,%rdx</text:p>
      <text:p text:style-name="P8"><text:s/>828:<text:tab/>8b 14 90 <text:s text:c="12"/><text:tab/><text:tab/>mov <text:s text:c="3"/>(%rax,%rdx,4),%edx</text:p>
      <text:p text:style-name="P8"><text:s/>82b:<text:tab/>48 8b 05 ae 07 20 00 <text:tab/>mov <text:s text:c="3"/>0x2007ae(%rip),%rax <text:s text:c="7"/># 200fe0 &lt;_DYNAMIC+0x1e8&gt;</text:p>
      <text:p text:style-name="P8"><text:s/>832:<text:tab/>48 63 d2 <text:s text:c="11"/><text:tab/> <text:tab/>movslq %edx,%rdx</text:p>
      <text:p text:style-name="P8"><text:s/>835:<text:tab/>8b 04 90 <text:s text:c="12"/><text:tab/><text:tab/>mov <text:s text:c="3"/>(%rax,%rdx,4),%eax</text:p>
      <text:p text:style-name="P8"><text:s/>838:<text:tab/>89 c7 <text:s text:c="15"/><text:tab/><text:tab/>mov <text:s text:c="3"/>%eax,%edi</text:p>
      <text:p text:style-name="P8"><text:s/>83a:<text:tab/>e8 a1 fe ff ff <text:s text:c="6"/><text:tab/><text:tab/>callq <text:s/>6e0 &lt;e@plt&gt;</text:p>
      <text:p text:style-name="P8"><text:s/>83f:<text:tab/>c9 <text:s text:c="18"/><text:tab/><text:tab/>leaveq </text:p>
      <text:p text:style-name="P8"><text:s/>840:<text:tab/>c3 <text:s text:c="18"/><text:tab/><text:tab/>retq <text:s text:c="2"/></text:p>
      <text:p text:style-name="P8"><text:soft-page-break/></text:p>
      <text:p text:style-name="P8">0000000000000841 &lt;g&gt;:</text:p>
      <text:p text:style-name="P8"><text:s/>841:<text:tab/>55 <text:s text:c="18"/><text:tab/><text:tab/>push <text:s text:c="2"/>%rbp</text:p>
      <text:p text:style-name="P8"><text:s/>842:<text:tab/>48 89 e5 <text:s text:c="12"/><text:tab/><text:tab/>mov <text:s text:c="3"/>%rsp,%rbp</text:p>
      <text:p text:style-name="P8"><text:s/>845:<text:tab/>89 7d fc <text:s text:c="12"/><text:tab/><text:tab/>mov <text:s text:c="3"/>%edi,-0x4(%rbp)</text:p>
      <text:p text:style-name="P8"><text:s/>848:<text:tab/>48 8b 05 89 07 20 00 <text:tab/>mov <text:s text:c="3"/>0x200789(%rip),%rax <text:s text:c="7"/># 200fd8 &lt;_DYNAMIC+0x1e0&gt;</text:p>
      <text:p text:style-name="P8"><text:s/>84f:<text:tab/>8b 55 fc <text:s text:c="12"/><text:tab/><text:tab/>mov <text:s text:c="3"/>-0x4(%rbp),%edx</text:p>
      <text:p text:style-name="P8"><text:s/>852:<text:tab/>89 10 <text:s text:c="15"/><text:tab/><text:tab/>mov <text:s text:c="3"/>%edx,(%rax)</text:p>
      <text:p text:style-name="P8"><text:s/>854:<text:tab/>48 8b 05 65 07 20 00 <text:tab/>mov <text:s text:c="3"/>0x200765(%rip),%rax <text:s text:c="7"/># 200fc0 &lt;_DYNAMIC+0x1c8&gt;</text:p>
      <text:p text:style-name="P8"><text:s/>85b:<text:tab/>8b 10 <text:s text:c="15"/><text:tab/><text:tab/>mov <text:s text:c="3"/>(%rax),%edx</text:p>
      <text:p text:style-name="P8"><text:s/>85d:<text:tab/>48 8b 05 64 07 20 00 <text:tab/>mov <text:s text:c="3"/>0x200764(%rip),%rax <text:s text:c="7"/># 200fc8 &lt;_DYNAMIC+0x1d0&gt;</text:p>
      <text:p text:style-name="P8"><text:s/>864:<text:tab/>48 63 d2 <text:s text:c="12"/><text:tab/><text:tab/>movslq %edx,%rdx</text:p>
      <text:p text:style-name="P8"><text:s/>867:<text:tab/>8b 04 90 <text:s text:c="12"/><text:tab/><text:tab/>mov <text:s text:c="3"/>(%rax,%rdx,4),%eax</text:p>
      <text:p text:style-name="P8"><text:s/>86a:<text:tab/>5d <text:s text:c="18"/><text:tab/><text:tab/>pop <text:s text:c="3"/>%rbp</text:p>
      <text:p text:style-name="P8"><text:s/>86b:<text:tab/>c3 <text:s text:c="18"/><text:tab/><text:tab/>retq <text:s text:c="2"/></text:p>
      <text:p text:style-name="P8"/>
      <text:p text:style-name="P8">000000000000086c &lt;j&gt;:</text:p>
      <text:p text:style-name="P8"><text:s/>86c:<text:tab/>55 <text:s text:c="18"/><text:tab/><text:tab/>push <text:s text:c="2"/>%rbp</text:p>
      <text:p text:style-name="P8"><text:s/>86d:<text:tab/>48 89 e5 <text:s text:c="12"/><text:tab/><text:tab/>mov <text:s text:c="3"/>%rsp,%rbp</text:p>
      <text:p text:style-name="P8"><text:s/>870:<text:tab/>89 7d fc <text:s text:c="12"/><text:tab/><text:tab/>mov <text:s text:c="3"/>%edi,-0x4(%rbp)</text:p>
      <text:p text:style-name="P8"><text:s/>873:<text:tab/>48 8b 05 66 07 20 00 <text:tab/>mov <text:s text:c="3"/>0x200766(%rip),%rax <text:s text:c="7"/># 200fe0 &lt;_DYNAMIC+0x1e8&gt;</text:p>
      <text:p text:style-name="P8"><text:s/>87a:<text:tab/>8b 55 fc <text:s text:c="12"/><text:tab/><text:tab/>mov <text:s text:c="3"/>-0x4(%rbp),%edx</text:p>
      <text:p text:style-name="P8"><text:s/>87d:<text:tab/>48 63 d2 <text:s text:c="11"/><text:tab/> <text:tab/>movslq %edx,%rdx</text:p>
      <text:p text:style-name="P8"><text:s/>880:<text:tab/>8b 04 90 <text:s text:c="11"/><text:tab/> <text:tab/>mov <text:s text:c="3"/>(%rax,%rdx,4),%eax</text:p>
      <text:p text:style-name="P8"><text:s/>883:<text:tab/>5d <text:s text:c="18"/><text:tab/><text:tab/>pop <text:s text:c="3"/>%rbp</text:p>
      <text:p text:style-name="P8"><text:s/>884:<text:tab/>c3 <text:s text:c="18"/><text:tab/><text:tab/>retq <text:s text:c="2"/></text:p>
      <text:p text:style-name="P8"/>
      <text:p text:style-name="P8">0000000000000885 &lt;h&gt;:</text:p>
      <text:p text:style-name="P8"><text:s/>885:<text:tab/>55 <text:s text:c="18"/><text:tab/><text:tab/>push <text:s text:c="2"/>%rbp</text:p>
      <text:p text:style-name="P8"><text:s/>886:<text:tab/>48 89 e5 <text:s text:c="12"/><text:tab/><text:tab/>mov <text:s text:c="3"/>%rsp,%rbp</text:p>
      <text:p text:style-name="P8"><text:s/>889:<text:tab/>48 83 ec 08 <text:s text:c="9"/><text:tab/>sub <text:s text:c="3"/>$0x8,%rsp</text:p>
      <text:p text:style-name="P8"><text:s/>88d:<text:tab/>89 7d fc <text:s text:c="12"/><text:tab/><text:tab/>mov <text:s text:c="3"/>%edi,-0x4(%rbp)</text:p>
      <text:p text:style-name="P8"><text:s/>890:<text:tab/>48 8b 05 29 07 20 00 <text:tab/>mov <text:s text:c="3"/>0x200729(%rip),%rax <text:s text:c="7"/># 200fc0 &lt;_DYNAMIC+0x1c8&gt;</text:p>
      <text:p text:style-name="P8"><text:s/>897:<text:tab/>8b 55 fc <text:s text:c="12"/><text:tab/><text:tab/>mov <text:s text:c="3"/>-0x4(%rbp),%edx</text:p>
      <text:p text:style-name="P8"><text:s/>89a:<text:tab/>89 10 <text:s text:c="15"/><text:tab/><text:tab/>mov <text:s text:c="3"/>%edx,(%rax)</text:p>
      <text:p text:style-name="P8"><text:s/>89c:<text:tab/>48 8b 05 35 07 20 00 <text:tab/>mov <text:s text:c="3"/>0x200735(%rip),%rax <text:s text:c="7"/># 200fd8 &lt;_DYNAMIC+0x1e0&gt;</text:p>
      <text:p text:style-name="P8"><text:s/>8a3:<text:tab/>8b 00 <text:s text:c="15"/><text:tab/><text:tab/>mov <text:s text:c="3"/>(%rax),%eax</text:p>
      <text:p text:style-name="P8"><text:s/>8a5:<text:tab/>89 c7 <text:s text:c="15"/><text:tab/><text:tab/>mov <text:s text:c="3"/>%eax,%edi</text:p>
      <text:p text:style-name="P8"><text:s/>8a7:<text:tab/>e8 c0 ff ff ff <text:s text:c="6"/><text:tab/><text:tab/>callq <text:s/>86c &lt;j&gt;</text:p>
      <text:p text:style-name="P8"><text:s/>8ac:<text:tab/>c9 <text:s text:c="18"/><text:tab/><text:tab/>leaveq </text:p>
      <text:p text:style-name="P8"><text:s/>8ad:<text:tab/>c3 <text:s text:c="18"/><text:tab/><text:tab/>retq <text:s text:c="2"/></text:p>
      <text:p text:style-name="P8"/>
      <text:p text:style-name="P8">00000000000008ae &lt;k&gt;:</text:p>
      <text:p text:style-name="P8"><text:s/>8ae:<text:tab/>55 <text:s text:c="18"/><text:tab/><text:tab/>push <text:s text:c="2"/>%rbp</text:p>
      <text:p text:style-name="P8"><text:s/>8af:<text:tab/>48 89 e5 <text:s text:c="12"/><text:tab/><text:tab/>mov <text:s text:c="3"/>%rsp,%rbp</text:p>
      <text:p text:style-name="P8"><text:s/>8b2:<text:tab/>89 7d fc <text:s text:c="12"/><text:tab/><text:tab/>mov <text:s text:c="3"/>%edi,-0x4(%rbp)</text:p>
      <text:p text:style-name="P8"><text:s/>8b5:<text:tab/>48 8b 05 24 07 20 00 <text:tab/>mov <text:s text:c="3"/>0x200724(%rip),%rax <text:s text:c="7"/># 200fe0 &lt;_DYNAMIC+0x1e8&gt;</text:p>
      <text:p text:style-name="P8"><text:s/>8bc:<text:tab/>8b 55 fc <text:s text:c="12"/><text:tab/><text:tab/>mov <text:s text:c="3"/>-0x4(%rbp),%edx</text:p>
      <text:p text:style-name="P8"><text:s/>8bf:<text:tab/>48 63 d2 <text:s text:c="12"/><text:tab/><text:tab/>movslq %edx,%rdx</text:p>
      <text:p text:style-name="P8"><text:s/>8c2:<text:tab/>8b 04 90 <text:s text:c="12"/><text:tab/><text:tab/>mov <text:s text:c="3"/>(%rax,%rdx,4),%eax</text:p>
      <text:p text:style-name="P8"><text:s/>8c5:<text:tab/>5d <text:s text:c="18"/><text:tab/><text:tab/>pop <text:s text:c="3"/>%rbp</text:p>
      <text:p text:style-name="P8"><text:s/>8c6:<text:tab/>c3 <text:s text:c="18"/><text:tab/><text:tab/>retq <text:s text:c="2"/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00000000000008c7 &lt;m&gt;:</text:p>
      <text:p text:style-name="P8"><text:s/>8c7:<text:tab/>55 <text:s text:c="18"/><text:tab/><text:tab/>push <text:s text:c="2"/>%rbp</text:p>
      <text:p text:style-name="P8"><text:s/>8c8:<text:tab/>48 89 e5 <text:s text:c="12"/><text:tab/><text:tab/>mov <text:s text:c="3"/>%rsp,%rbp</text:p>
      <text:p text:style-name="P8"><text:s/>8cb:<text:tab/>48 83 ec 10 <text:s text:c="9"/><text:tab/>sub <text:s text:c="3"/>$0x10,%rsp</text:p>
      <text:p text:style-name="P8"><text:s/>8cf:<text:tab/>89 7d fc <text:s text:c="12"/><text:tab/><text:tab/>mov <text:s text:c="3"/>%edi,-0x4(%rbp)</text:p>
      <text:p text:style-name="P8"><text:s/>8d2:<text:tab/>8b 45 fc <text:s text:c="12"/><text:tab/><text:tab/>mov <text:s text:c="3"/>-0x4(%rbp),%eax</text:p>
      <text:p text:style-name="P8"><text:s/>8d5:<text:tab/>89 c7 <text:s text:c="15"/><text:tab/><text:tab/>mov <text:s text:c="3"/>%eax,%edi</text:p>
      <text:p text:style-name="P8"><text:s/>8d7:<text:tab/>e8 14 fe ff ff <text:s text:c="6"/><text:tab/><text:tab/>callq <text:s/>6f0 &lt;k@plt&gt;</text:p>
      <text:p text:style-name="P8"><text:s/>8dc:<text:tab/>c9 <text:s text:c="18"/><text:tab/><text:tab/>leaveq </text:p>
      <text:p text:style-name="P8"><text:s/>8dd:<text:tab/>c3 <text:s text:c="18"/><text:tab/><text:tab/>retq</text:p>
      <text:p text:style-name="P7"/>
      <text:p text:style-name="P7"/>
      <text:p text:style-name="P24">Expected Output:</text:p>
      <text:p text:style-name="P19">f</text:p>
      <text:p text:style-name="P19"><text:s text:c="2"/>b</text:p>
      <text:p text:style-name="P19"><text:s text:c="2"/>a</text:p>
      <text:p text:style-name="P19"><text:s text:c="2"/>(e)</text:p>
      <text:p text:style-name="P19">g</text:p>
      <text:p text:style-name="P19"><text:s text:c="2"/>c</text:p>
      <text:p text:style-name="P19"><text:s text:c="2"/>d</text:p>
      <text:p text:style-name="P19"><text:s text:c="2"/>b</text:p>
      <text:p text:style-name="P19">m</text:p>
      <text:p text:style-name="P19"><text:s text:c="2"/>(k)</text:p>
      <text:p text:style-name="P19">h</text:p>
      <text:p text:style-name="P19"><text:s text:c="2"/>d</text:p>
      <text:p text:style-name="P19"><text:s text:c="2"/>c</text:p>
      <text:p text:style-name="P19"><text:s text:c="2"/>a</text:p>
      <text:p text:style-name="P19">k</text:p>
      <text:p text:style-name="P19"><text:s text:c="2"/>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6:51:15.698239690</meta:creation-date>
    <dc:date>2016-10-19T17:53:44.241041708</dc:date>
    <meta:editing-duration>PT23M14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0" meta:paragraph-count="301" meta:word-count="1212" meta:character-count="8832" meta:non-whitespace-character-count="5318"/>
  </office:meta>
</office:document-meta>
</file>